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text-properties style:font-name="Arial"/>
    </style:style>
    <style:style style:name="P4" style:family="paragraph" style:parent-style-name="Standard" style:list-style-name="L1">
      <style:paragraph-properties fo:break-before="page"/>
      <style:text-properties style:font-name="Arial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Trebuchet MS"/>
    </style:style>
    <style:style style:name="P7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69ad"/>
    </style:style>
    <style:style style:name="T3" style:family="text">
      <style:text-properties style:font-name="Trebuchet MS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588cm" fo:min-width="2.91cm" style:run-through="foreground"/>
    </style:style>
    <style:style style:name="gr3" style:family="graphic">
      <style:graphic-properties draw:textarea-horizontal-align="justify" draw:textarea-vertical-align="middle" draw:auto-grow-height="false" fo:min-height="0.953cm" fo:min-width="1.905cm" style:run-through="foreground"/>
    </style:style>
    <style:style style:name="gr4" style:family="graphic">
      <style:graphic-properties draw:marker-start="" draw:marker-end="Fin_20_de_20_línea_20_1" draw:textarea-horizontal-align="center" draw:textarea-vertical-align="middle" style:run-through="foreground"/>
    </style:style>
    <style:style style:name="gr5" style:family="graphic">
      <style:graphic-properties draw:marker-end="Fin_20_de_20_línea_20_1" draw:textarea-horizontal-align="center" draw:textarea-vertical-align="middle" style:run-through="foreground"/>
    </style:style>
    <style:style style:name="gr6" style:family="graphic">
      <style:graphic-properties draw:stroke="none" svg:stroke-color="#000000" draw:fill="none" draw:fill-color="#ffffff" fo:min-height="0.794cm" style:run-through="foreground"/>
    </style:style>
    <style:style style:name="gr7" style:family="graphic">
      <style:graphic-properties draw:stroke="none" svg:stroke-color="#000000" draw:fill="none" draw:fill-color="#ffffff" fo:min-height="4.383cm" style:run-through="foreground"/>
    </style:style>
    <style:style style:name="gr8" style:family="graphic">
      <style:graphic-properties draw:textarea-horizontal-align="justify" draw:textarea-vertical-align="middle" draw:auto-grow-height="false" fo:min-height="0.547cm" fo:min-width="1.378cm" style:run-through="foreground"/>
    </style:style>
    <style:style style:name="gr9" style:family="graphic">
      <style:graphic-properties draw:textarea-horizontal-align="center" draw:textarea-vertical-align="middle" style:run-through="foreground"/>
    </style:style>
    <style:style style:name="gr10" style:family="graphic">
      <style:graphic-properties draw:stroke="none" svg:stroke-color="#000000" draw:fill="none" draw:fill-color="#ffffff" fo:min-height="0.476cm" style:run-through="foreground"/>
    </style:style>
    <style:style style:name="gr11" style:family="graphic">
      <style:graphic-properties draw:stroke="none" svg:stroke-color="#000000" draw:fill="none" draw:fill-color="#ffffff" fo:min-height="1.949cm" style:run-through="foreground"/>
    </style:style>
    <style:style style:name="gr12" style:family="graphic">
      <style:graphic-properties draw:textarea-horizontal-align="justify" draw:textarea-vertical-align="middle" draw:auto-grow-height="false" fo:min-height="1.588cm" fo:min-width="2.91cm" style:run-through="foreground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953cm" fo:min-width="1.905cm" style:run-through="foreground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794cm" style:run-through="foreground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1.949cm" style:run-through="foreground" style:vertical-pos="from-top" style:vertical-rel="paragraph" style:horizontal-pos="from-left" style:horizontal-rel="paragraph"/>
    </style:style>
    <style:style style:name="gr16" style:family="graphic">
      <style:graphic-properties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marker-start="" draw:marker-end="Fin_20_de_20_línea_20_1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18" style:family="graphic">
      <style:graphic-properties draw:marker-end="Fin_20_de_20_línea_20_1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0.476cm" style:run-through="foreground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2.436cm" style:run-through="foreground" style:vertical-pos="from-top" style:vertical-rel="paragraph" style:horizontal-pos="from-left" style:horizontal-rel="paragraph"/>
    </style:style>
    <style:style style:name="gr2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CIONES JERARQUICAS.</text:p>
      <text:p text:style-name="P2"/>
      <text:p text:style-name="P1">El modelo relacional no tiene forma de representar estas relaciones, debemos de transformarlas siguiendo las siguientes pautas:</text:p>
      <text:p text:style-name="P1"/>
      <text:p text:style-name="P1"/>
      <text:p text:style-name="P1"><draw:g text:anchor-type="paragraph" draw:z-index="1" draw:style-name="gr1"><draw:custom-shape draw:name="Forma1" draw:style-name="gr2" draw:text-style-name="P6" svg:width="2.911cm" svg:height="1.588cm" svg:x="3.699cm" svg:y="0.081cm"><text:p text:style-name="P5"><text:span text:style-name="T3">COLEGIO</text:span></text:p><draw:enhanced-geometry svg:viewBox="0 0 21600 21600" draw:type="rectangle" draw:enhanced-path="M 0 0 L 21600 0 21600 21600 0 21600 0 0 Z N"/></draw:custom-shape><draw:custom-shape draw:name="Forma2" draw:style-name="gr8" svg:width="2.752cm" svg:height="1.641cm" draw:transform="rotate (-3.12134683426666) translate (6.44072222222222cm 4.15295833333333cm)"><text:p/><draw:enhanced-geometry svg:viewBox="0 0 21600 21600" draw:glue-points="?f0 0 ?f1 10800 0 21600 10800 21600 21600 21600 ?f7 10800" draw:text-areas="?f1 10800 ?f2 18000 ?f3 7200 ?f4 21600" draw:type="isosceles-triangle" draw:modifiers="10585.5221012172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a1" draw:style-name="gr2" draw:text-style-name="P6" svg:width="2.911cm" svg:height="1.588cm" svg:x="1.767cm" svg:y="4.933cm"><text:p text:style-name="P5"><text:span text:style-name="T3">PUBLICO</text:span></text:p><draw:enhanced-geometry svg:viewBox="0 0 21600 21600" draw:type="rectangle" draw:enhanced-path="M 0 0 L 21600 0 21600 21600 0 21600 0 0 Z N"/></draw:custom-shape><draw:custom-shape draw:name="Forma1" draw:style-name="gr2" draw:text-style-name="P6" svg:width="2.911cm" svg:height="1.588cm" svg:x="5.577cm" svg:y="4.975cm"><text:p text:style-name="P5"><text:span text:style-name="T3">PRIVADO</text:span></text:p><draw:enhanced-geometry svg:viewBox="0 0 21600 21600" draw:type="rectangle" draw:enhanced-path="M 0 0 L 21600 0 21600 21600 0 21600 0 0 Z N"/></draw:custom-shape><draw:custom-shape draw:name="Forma1" draw:style-name="gr2" draw:text-style-name="P6" svg:width="2.911cm" svg:height="1.588cm" svg:x="13.98cm" svg:y="0.187cm"><text:p text:style-name="P5"><text:span text:style-name="T3">ALUMNO</text:span></text:p><draw:enhanced-geometry svg:viewBox="0 0 21600 21600" draw:type="rectangle" draw:enhanced-path="M 0 0 L 21600 0 21600 21600 0 21600 0 0 Z N"/></draw:custom-shape><draw:custom-shape draw:name="Forma3" draw:style-name="gr3" draw:text-style-name="P5" svg:width="3.811cm" svg:height="1.906cm" svg:x="8.59cm" svg:y="-0.131cm"><text:p text:style-name="P5">recib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name="Forma4" draw:style-name="gr4" draw:text-style-name="P5" svg:x1="8.59cm" svg:y1="0.822cm" svg:x2="6.609cm" svg:y2="0.848cm"><text:p/></draw:line><draw:line draw:name="Forma5" draw:style-name="gr5" draw:text-style-name="P5" svg:x1="12.4cm" svg:y1="0.848cm" svg:x2="13.98cm" svg:y2="0.874cm"><text:p/></draw:line><draw:line draw:name="Forma6" draw:style-name="gr9" draw:text-style-name="P5" svg:x1="5.155cm" svg:y1="1.668cm" svg:x2="5.129cm" svg:y2="2.513cm"><text:p/></draw:line><draw:line draw:name="Forma7" draw:style-name="gr9" draw:text-style-name="P5" svg:x1="4.362cm" svg:y1="3.414cm" svg:x2="3.145cm" svg:y2="4.933cm"><text:p/></draw:line><draw:line draw:name="Forma8" draw:style-name="gr9" draw:text-style-name="P5" svg:x1="5.738cm" svg:y1="3.388cm" svg:x2="6.902cm" svg:y2="4.976cm"><text:p/></draw:line><draw:path draw:name="Forma9" draw:style-name="gr9" draw:text-style-name="P5" svg:width="3.236cm" svg:height="3.186cm" draw:transform="rotate (-0.785398163397448) translate (4.99709722222222cm 1.43051388888889cm)" svg:viewBox="0 0 3237 3187" svg:d="M0 3181c332 12 708 29 992-169 224-157 507-226 692-430 184-205 426-312 617-505 187-190 355-398 487-636 141-258 209-537 318-805l56-318 75-299-19-19"><text:p/></draw:path><draw:frame draw:name="Forma10" draw:style-name="gr10" draw:text-style-name="P7" svg:width="1.641cm" svg:height="0.489cm" svg:x="7.484cm" svg:y="4.34cm"><draw:text-box><text:p>(0,1)</text:p></draw:text-box></draw:frame><draw:frame draw:name="Forma10" draw:style-name="gr10" draw:text-style-name="P7" svg:width="1.641cm" svg:height="0.489cm" svg:x="1.483cm" svg:y="4.34cm"><draw:text-box><text:p>(0,1)</text:p></draw:text-box></draw:frame><draw:frame draw:name="Forma10" draw:style-name="gr10" draw:text-style-name="P7" svg:width="1.641cm" svg:height="0.489cm" svg:x="5.558cm" svg:y="1.852cm"><draw:text-box><text:p>(1,1)</text:p></draw:text-box></draw:frame><draw:frame draw:name="Forma11" draw:style-name="gr6" draw:text-style-name="P7" svg:width="2.408cm" svg:height="0.795cm" svg:x="10.5cm" svg:y="1.774cm"><draw:text-box><text:p>- asignatura</text:p></draw:text-box></draw:frame><draw:frame draw:name="Forma11" draw:style-name="gr6" draw:text-style-name="P7" svg:width="2.408cm" svg:height="1.463cm" svg:x="0.817cm" svg:y="-0.02cm"><draw:text-box draw:corner-radius="0.212cm"><text:p>*Cod Colegio</text:p><text:p>- nombre</text:p><text:p>- dirección</text:p></draw:text-box></draw:frame><draw:frame draw:name="Forma11" draw:style-name="gr6" draw:text-style-name="P7" svg:width="2.408cm" svg:height="0.976cm" svg:x="0.552cm" svg:y="6.859cm"><draw:text-box><text:p>- presupuesto.</text:p><text:p>- servicios</text:p></draw:text-box></draw:frame><draw:frame draw:name="Forma11" draw:style-name="gr11" draw:text-style-name="P7" svg:width="2.858cm" svg:height="1.95cm" svg:x="6.955cm" svg:y="6.965cm"><draw:text-box><text:p>- organización.</text:p><text:p>- cuota.</text:p><text:p/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74562312" text:style-name="L1">
        <text:list-item>
          <text:p text:style-name="P3">Convirtiendo todas las entidades en una <text:span text:style-name="T2">sola</text:span>. Esta nueva entidad tendrá todos los atributos de la superclase, de las subclases y de las relaciones. Se puede aplicar a cualquier tipo de jerarquía. <text:line-break/><text:span text:style-name="T1">Ventaja</text:span>: La simplicidad. </text:p>
          <text:p text:style-name="P3"><text:span text:style-name="T1">Desventaja</text:span>: en los atributos opcionales generaremos un montón de valores nulos.</text:p>
          <text:p text:style-name="P3"/>
        </text:list-item>
      </text:list>
      <text:p text:style-name="P1"><draw:g text:anchor-type="paragraph" draw:z-index="0" draw:style-name="gr1"><draw:custom-shape draw:name="Forma1" draw:style-name="gr2" draw:text-style-name="P6" svg:width="2.911cm" svg:height="1.588cm" svg:x="2.699cm" svg:y="1.082cm"><text:p text:style-name="P5"><text:span text:style-name="T3">COLEGIO</text:span></text:p><draw:enhanced-geometry svg:viewBox="0 0 21600 21600" draw:type="rectangle" draw:enhanced-path="M 0 0 L 21600 0 21600 21600 0 21600 0 0 Z N"/></draw:custom-shape><draw:custom-shape draw:name="Forma1" draw:style-name="gr2" draw:text-style-name="P6" svg:width="2.911cm" svg:height="1.588cm" svg:x="12.981cm" svg:y="1.188cm"><text:p text:style-name="P5"><text:span text:style-name="T3">ALUMNO</text:span></text:p><draw:enhanced-geometry svg:viewBox="0 0 21600 21600" draw:type="rectangle" draw:enhanced-path="M 0 0 L 21600 0 21600 21600 0 21600 0 0 Z N"/></draw:custom-shape><draw:custom-shape draw:name="Forma3" draw:style-name="gr3" draw:text-style-name="P5" svg:width="3.811cm" svg:height="1.906cm" svg:x="7.59cm" svg:y="0.87cm"><text:p text:style-name="P5">recib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name="Forma4" draw:style-name="gr4" draw:text-style-name="P5" svg:x1="7.59cm" svg:y1="1.823cm" svg:x2="5.609cm" svg:y2="1.849cm"><text:p/></draw:line><draw:line draw:name="Forma5" draw:style-name="gr5" draw:text-style-name="P5" svg:x1="11.4cm" svg:y1="1.849cm" svg:x2="12.98cm" svg:y2="1.875cm"><text:p/></draw:line><draw:frame draw:name="Forma11" draw:style-name="gr6" draw:text-style-name="P7" svg:width="2.408cm" svg:height="0.795cm" svg:x="9.501cm" svg:y="2.775cm"><draw:text-box><text:p>- asignatura</text:p></draw:text-box></draw:frame><draw:frame draw:name="Forma11" draw:style-name="gr7" draw:text-style-name="P7" svg:width="3.001cm" svg:height="4.384cm" svg:x="2.701cm" svg:y="3.177cm"><draw:text-box draw:corner-radius="0.212cm"><text:p>*Cod Colegio</text:p><text:p>- tipo colegio</text:p><text:p>- nombre</text:p><text:p>- dirección</text:p><text:p>- presupuesto</text:p><text:p>- servicios.</text:p><text:p>- organización.</text:p><text:p>- cuota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4922364329544" text:continue-numbering="true" text:style-name="L1">
        <text:list-item>
          <text:p text:style-name="P4">Eliminar la superclase, llevando sus atributos a las clases inferiores. Solo se pueden aplicar en las relaciones exclusivas y totales.</text:p>
          <text:p text:style-name="P3"><draw:frame text:anchor-type="paragraph" draw:z-index="7" draw:name="Forma11" draw:style-name="gr14" draw:text-style-name="P7" svg:width="2.408cm" svg:height="1.463cm" svg:x="15.251cm" svg:y="0.33cm"><draw:text-box draw:corner-radius="0.212cm"><text:p>*Cod Colegio</text:p><text:p>- nombre</text:p><text:p>- dirección</text:p></draw:text-box></draw:frame><text:span text:style-name="T1">Desventajas</text:span>: Aumenta la redundancia y el numero de relaciones.</text:p>
        </text:list-item>
      </text:list>
      <text:p text:style-name="P1"><draw:custom-shape text:anchor-type="paragraph" draw:z-index="5" draw:name="Forma3" draw:style-name="gr13" draw:text-style-name="P5" svg:width="3.811cm" svg:height="1.906cm" svg:x="6.271cm" svg:y="0.43cm"><text:p text:style-name="P5">recib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" draw:name="Forma1" draw:style-name="gr12" draw:text-style-name="P6" svg:width="2.911cm" svg:height="1.588cm" svg:x="12.021cm" svg:y="0.483cm"><text:p text:style-name="P5"><text:span text:style-name="T3">PUBLICO</text:span>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13" draw:name="Forma2" draw:style-name="gr16" draw:text-style-name="P5" svg:x1="6.27cm" svg:y1="0.383cm" svg:x2="3.882cm" svg:y2="1.732cm"><text:p/></draw:line><draw:line text:anchor-type="paragraph" draw:z-index="15" draw:name="Forma5" draw:style-name="gr16" draw:text-style-name="P5" svg:x1="10.081cm" svg:y1="0.382cm" svg:x2="12.021cm" svg:y2="0.356cm"><text:p/></draw:line></text:p>
      <text:p text:style-name="P1"><draw:custom-shape text:anchor-type="paragraph" draw:z-index="4" draw:name="Forma1" draw:style-name="gr12" draw:text-style-name="P6" svg:width="2.911cm" svg:height="1.588cm" svg:x="0.972cm" svg:y="0.467cm"><text:p text:style-name="P5"><text:span text:style-name="T3">ALUMNO</text:span></text:p><draw:enhanced-geometry svg:viewBox="0 0 21600 21600" draw:type="rectangle" draw:enhanced-path="M 0 0 L 21600 0 21600 21600 0 21600 0 0 Z N"/></draw:custom-shape><draw:frame text:anchor-type="paragraph" draw:z-index="9" draw:name="Forma11" draw:style-name="gr15" draw:text-style-name="P7" svg:width="2.858cm" svg:height="1.95cm" svg:x="15.251cm" svg:y="0.076cm"><draw:text-box><text:p>- organización.</text:p><text:p>- cuota.</text:p><text:p/></draw:text-box></draw:frame></text:p>
      <text:p text:style-name="P1"/>
      <text:p text:style-name="P1"><draw:frame text:anchor-type="paragraph" draw:z-index="11" draw:name="Forma11" draw:style-name="gr14" draw:text-style-name="P7" svg:width="2.408cm" svg:height="0.795cm" svg:x="6.99cm" svg:y="0.055cm"><draw:text-box><text:p>- asignatura</text:p></draw:text-box></draw:frame><draw:line text:anchor-type="paragraph" draw:z-index="14" draw:name="Forma4" draw:style-name="gr16" draw:text-style-name="P5" svg:x1="6.942cm" svg:y1="2.018cm" svg:x2="3.882cm" svg:y2="0.272cm"><text:p/></draw:line></text:p>
      <text:p text:style-name="P1"><draw:frame text:anchor-type="paragraph" draw:z-index="12" draw:name="Forma11" draw:style-name="gr14" draw:text-style-name="P7" svg:width="2.408cm" svg:height="1.463cm" svg:x="15.251cm" svg:y="0.33cm"><draw:text-box draw:corner-radius="0.212cm"><text:p>*Cod Colegio</text:p><text:p>- nombre</text:p><text:p>- dirección</text:p></draw:text-box></draw:frame></text:p>
      <text:p text:style-name="P1"/>
      <text:p text:style-name="P1"><draw:custom-shape text:anchor-type="paragraph" draw:z-index="10" draw:name="Forma3" draw:style-name="gr13" draw:text-style-name="P5" svg:width="3.811cm" svg:height="1.906cm" svg:x="6.165cm" svg:y="0.002cm"><text:p text:style-name="P5">recib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" draw:name="Forma1" draw:style-name="gr12" draw:text-style-name="P6" svg:width="2.911cm" svg:height="1.588cm" svg:x="12.127cm" svg:y="0.097cm"><text:p text:style-name="P5"><text:span text:style-name="T3">PRIVADO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16" draw:name="Forma6" draw:style-name="gr16" draw:text-style-name="P5" svg:x1="9.975cm" svg:y1="0.467cm" svg:x2="12.127cm" svg:y2="0.441cm"><text:p/></draw:line></text:p>
      <text:p text:style-name="P1"><draw:frame text:anchor-type="paragraph" draw:z-index="8" draw:name="Forma11" draw:style-name="gr14" draw:text-style-name="P7" svg:width="2.408cm" svg:height="0.976cm" svg:x="15.272cm" svg:y="0.108cm"><draw:text-box><text:p>- presupuesto.</text:p><text:p>- servicios</text:p></draw:text-box></draw:frame></text:p>
      <text:p text:style-name="P1"/>
      <text:p text:style-name="P1"><draw:frame text:anchor-type="paragraph" draw:z-index="6" draw:name="Forma11" draw:style-name="gr14" draw:text-style-name="P7" svg:width="2.408cm" svg:height="0.795cm" svg:x="6.964cm" svg:y="0.187cm"><draw:text-box><text:p>- asignatura</text:p></draw:text-box></draw:frame></text:p>
      <text:p text:style-name="P1"/>
      <text:p text:style-name="P1"/>
      <text:list xml:id="list134921092554901" text:continue-numbering="true" text:style-name="L1">
        <text:list-item>
          <text:p text:style-name="P3">Insertar una relaciones 1:1 entre las superclase y las subclases. Los atributos se mantendrán, y la clave primaria de la subclase se completara con la clave foránea de la superclase.</text:p>
        </text:list-item>
      </text:list>
      <text:p text:style-name="P1"/>
      <text:p text:style-name="P1"/>
      <text:p text:style-name="P1"><draw:frame text:anchor-type="paragraph" draw:z-index="28" draw:name="Forma11" draw:style-name="gr20" draw:text-style-name="P7" svg:width="3.202cm" svg:height="2.437cm" svg:x="0.143cm" svg:y="0.441cm"><draw:text-box draw:corner-radius="0.212cm"><text:p>*Cod Colegio</text:p><text:p>- tipo de colegio</text:p><text:p>- nombre</text:p><text:p>- dirección</text:p></draw:text-box></draw:frame></text:p>
      <text:p text:style-name="P1"/>
      <text:p text:style-name="P1"/>
      <text:p text:style-name="P1"><draw:custom-shape text:anchor-type="paragraph" draw:z-index="17" draw:name="Forma1" draw:style-name="gr12" draw:text-style-name="P6" svg:width="2.911cm" svg:height="1.588cm" svg:x="3.699cm" svg:y="-0.919cm"><text:p text:style-name="P5"><text:span text:style-name="T3">COLEGIO</text:span></text:p><draw:enhanced-geometry svg:viewBox="0 0 21600 21600" draw:type="rectangle" draw:enhanced-path="M 0 0 L 21600 0 21600 21600 0 21600 0 0 Z N"/></draw:custom-shape><draw:custom-shape text:anchor-type="paragraph" draw:z-index="18" draw:name="Forma1" draw:style-name="gr12" draw:text-style-name="P6" svg:width="2.911cm" svg:height="1.588cm" svg:x="0.767cm" svg:y="5.934cm"><text:p text:style-name="P5"><text:span text:style-name="T3">PUBLICO</text:span></text:p><draw:enhanced-geometry svg:viewBox="0 0 21600 21600" draw:type="rectangle" draw:enhanced-path="M 0 0 L 21600 0 21600 21600 0 21600 0 0 Z N"/></draw:custom-shape><draw:custom-shape text:anchor-type="paragraph" draw:z-index="19" draw:name="Forma1" draw:style-name="gr12" draw:text-style-name="P6" svg:width="2.911cm" svg:height="1.588cm" svg:x="6.578cm" svg:y="5.976cm"><text:p text:style-name="P5"><text:span text:style-name="T3">PRIVADO</text:span></text:p><draw:enhanced-geometry svg:viewBox="0 0 21600 21600" draw:type="rectangle" draw:enhanced-path="M 0 0 L 21600 0 21600 21600 0 21600 0 0 Z N"/></draw:custom-shape><draw:custom-shape text:anchor-type="paragraph" draw:z-index="20" draw:name="Forma1" draw:style-name="gr12" draw:text-style-name="P6" svg:width="2.911cm" svg:height="1.588cm" svg:x="13.981cm" svg:y="-0.813cm"><text:p text:style-name="P5"><text:span text:style-name="T3">ALUMNO</text:span></text:p><draw:enhanced-geometry svg:viewBox="0 0 21600 21600" draw:type="rectangle" draw:enhanced-path="M 0 0 L 21600 0 21600 21600 0 21600 0 0 Z N"/></draw:custom-shape><draw:custom-shape text:anchor-type="paragraph" draw:z-index="21" draw:name="Forma3" draw:style-name="gr13" draw:text-style-name="P5" svg:width="3.811cm" svg:height="1.906cm" svg:x="8.59cm" svg:y="-1.131cm"><text:p text:style-name="P5">recib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2" draw:name="Forma4" draw:style-name="gr17" draw:text-style-name="P5" svg:x1="8.59cm" svg:y1="-0.178cm" svg:x2="6.609cm" svg:y2="-0.152cm"><text:p/></draw:line><draw:line text:anchor-type="paragraph" draw:z-index="23" draw:name="Forma5" draw:style-name="gr18" draw:text-style-name="P5" svg:x1="12.4cm" svg:y1="-0.152cm" svg:x2="13.98cm" svg:y2="-0.126cm"><text:p/></draw:line><draw:frame text:anchor-type="paragraph" draw:z-index="24" draw:name="Forma10" draw:style-name="gr19" draw:text-style-name="P7" svg:width="1.641cm" svg:height="0.489cm" svg:x="8.484cm" svg:y="5.341cm"><draw:text-box><text:p>(0,1)</text:p></draw:text-box></draw:frame><draw:frame text:anchor-type="paragraph" draw:z-index="25" draw:name="Forma10" draw:style-name="gr19" draw:text-style-name="P7" svg:width="1.641cm" svg:height="0.489cm" svg:x="0.483cm" svg:y="5.341cm"><draw:text-box><text:p>(0,1)</text:p></draw:text-box></draw:frame><draw:frame text:anchor-type="paragraph" draw:z-index="26" draw:name="Forma10" draw:style-name="gr19" draw:text-style-name="P7" svg:width="1.641cm" svg:height="0.489cm" svg:x="6.616cm" svg:y="0.931cm"><draw:text-box><text:p>(1,1)</text:p></draw:text-box></draw:frame><draw:frame text:anchor-type="paragraph" draw:z-index="27" draw:name="Forma11" draw:style-name="gr14" draw:text-style-name="P7" svg:width="2.408cm" svg:height="0.795cm" svg:x="10.5cm" svg:y="0.774cm"><draw:text-box><text:p>- asignatura</text:p></draw:text-box></draw:frame><draw:frame text:anchor-type="paragraph" draw:z-index="29" draw:name="Forma11" draw:style-name="gr14" draw:text-style-name="P7" svg:width="2.408cm" svg:height="0.976cm" svg:x="6.59cm" svg:y="7.781cm"><draw:text-box><text:p>- presupuesto.</text:p><text:p>- servicios</text:p></draw:text-box></draw:frame><draw:frame text:anchor-type="paragraph" draw:z-index="30" draw:name="Forma11" draw:style-name="gr15" draw:text-style-name="P7" svg:width="2.858cm" svg:height="1.95cm" svg:x="0.864cm" svg:y="7.684cm"><draw:text-box><text:p>- organización.</text:p><text:p>- cuota.</text:p><text:p/></draw:text-box></draw:frame><draw:custom-shape text:anchor-type="paragraph" draw:z-index="31" draw:name="Forma3" draw:style-name="gr13" draw:text-style-name="P5" svg:width="3.811cm" svg:height="1.906cm" svg:x="0.785cm" svg:y="2.468cm"><text:p text:style-name="P5">Se gestiona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2" draw:name="Forma3" draw:style-name="gr13" draw:text-style-name="P5" svg:width="3.811cm" svg:height="1.906cm" svg:x="5.653cm" svg:y="2.415cm"><text:p text:style-name="P5">Se gestiona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37" draw:name="Forma10" draw:style-name="gr19" draw:text-style-name="P7" svg:width="1.641cm" svg:height="0.489cm" svg:x="2.551cm" svg:y="0.826cm"><draw:text-box><text:p>(1,1)</text:p></draw:text-box></draw:frame><draw:line text:anchor-type="paragraph" draw:z-index="33" draw:name="Forma7" draw:style-name="gr21" draw:text-style-name="P5" svg:x1="2.841cm" svg:y1="4.373cm" svg:x2="2.815cm" svg:y2="5.823cm"><text:p/></draw:line><draw:line text:anchor-type="paragraph" draw:z-index="34" draw:name="Forma8" draw:style-name="gr21" draw:text-style-name="P5" svg:x1="7.498cm" svg:y1="4.32cm" svg:x2="7.445cm" svg:y2="5.976cm"><text:p/></draw:line><draw:line text:anchor-type="paragraph" draw:z-index="35" draw:name="Forma9" draw:style-name="gr21" draw:text-style-name="P5" svg:x1="5.117cm" svg:y1="0.669cm" svg:x2="2.551cm" svg:y2="2.468cm"><text:p/></draw:line><draw:line text:anchor-type="paragraph" draw:z-index="36" draw:name="Forma12" draw:style-name="gr21" draw:text-style-name="P5" svg:x1="5.329cm" svg:y1="0.669cm" svg:x2="7.552cm" svg:y2="2.415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Drawing" style:family="paragraph" style:parent-style-name="Caption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2:53:46.94</meta:creation-date>
    <dc:date>2018-10-16T13:49:20.278000000</dc:date>
    <meta:editing-duration>PT15M56S</meta:editing-duration>
    <meta:editing-cycles>4</meta:editing-cycles>
    <meta:generator>LibreOffice/6.1.2.1$Windows_X86_64 LibreOffice_project/65905a128db06ba48db947242809d14d3f9a93fe</meta:generator>
    <meta:document-statistic meta:table-count="0" meta:image-count="0" meta:object-count="0" meta:page-count="2" meta:paragraph-count="7" meta:word-count="127" meta:character-count="835" meta:non-whitespace-character-count="716"/>
  </office:meta>
</office:document-meta>
</file>